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6" table:default-cell-style-name="Default"/>
        <table:table-row table:style-name="ro1">
          <table:table-cell office:value-type="string">
            <text:p>Счета источники:</text:p>
          </table:table-cell>
          <table:table-cell/>
          <table:table-cell table:style-name="Default"/>
          <table:table-cell office:value-type="string">
            <text:p>Этап 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table:style-name="Default"/>
          <table:table-cell office:value-type="float" office:value="3000">
            <text:p>3000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style-name="Default"/>
          <table:table-cell table:number-columns-repeated="3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000">
            <text:p>-1000</text:p>
          </table:table-cell>
          <table:table-cell office:value-type="string">
            <text:p>2000 от базы</text:p>
          </table:table-cell>
          <table:table-cell table:number-columns-repeated="3"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Счета получатели</text:p>
          </table:table-cell>
          <table:table-cell/>
          <table:table-cell table:style-name="Default" office:value-type="string">
            <text:p>Правило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string">
            <text:p>1000 от базы</text:p>
          </table:table-cell>
          <table:table-cell office:value-type="float" office:value="300">
            <text:p>300</text:p>
          </table:table-cell>
          <table:table-cell table:number-columns-repeated="5" office:value-type="float" office:value="1300">
            <text:p>13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string">
            <text:p>25% от базы</text:p>
          </table:table-cell>
          <table:table-cell table:number-columns-repeated="2" office:value-type="float" office:value="700">
            <text:p>700</text:p>
          </table:table-cell>
          <table:table-cell table:number-columns-repeated="4" office:value-type="float" office:value="1700">
            <text:p>17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string">
            <text:p>30% от остатка</text:p>
          </table:table-cell>
          <table:table-cell table:number-columns-repeated="4"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все, что осталось</text:p>
          </table:table-cell>
          <table:table-cell table:number-columns-repeated="5" office:value-type="float" office:value="0">
            <text:p>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все, что осталось</text:p>
          </table:table-cell>
          <table:table-cell table:number-columns-repeated="5" office:value-type="float" office:value="100">
            <text:p>10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string">
            <text:p>2500 от остатка</text:p>
          </table:table-cell>
          <table:table-cell table:number-columns-repeated="3" office:value-type="float" office:value="900">
            <text:p>900</text:p>
          </table:table-cell>
          <table:table-cell table:number-columns-repeated="3" office:value-type="float" office:value="3400">
            <text:p>3400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Потоков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18.12.2017</text:date>, <text:time>23:07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Проскурин</meta:initial-creator>
    <meta:creation-date>2017-12-16T11:25:56.79</meta:creation-date>
    <dc:date>2017-12-18T23:07:03.32</dc:date>
    <dc:creator>Иван Проскурин</dc:creator>
    <meta:editing-duration>P1DT1H8M54S</meta:editing-duration>
    <meta:editing-cycles>9</meta:editing-cycles>
    <meta:generator>OpenOffice/4.1.4$Win32 OpenOffice.org_project/414m5$Build-9788</meta:generator>
    <meta:document-statistic meta:table-count="3" meta:cell-count="90" meta:object-count="0"/>
  </office:meta>
</office:document-meta>
</file>